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6fe8" officeooo:paragraph-rsid="00086f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gres:x:125:133:PostgreSQL administrator,,,:/var/lib/postgresql:/bin/bash</text:p>
      <text:p text:style-name="P1">david:x:1001:1001:David Sontakke,,,,9011722675:/home/david:/bin/b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4:51:21.315012567</meta:creation-date>
    <meta:editing-duration>P1DT3H36M17S</meta:editing-duration>
    <meta:editing-cycles>2</meta:editing-cycles>
    <meta:generator>LibreOffice/5.1.6.2$Linux_X86_64 LibreOffice_project/10m0$Build-2</meta:generator>
    <dc:date>2017-12-16T18:41:00.618227255</dc:date>
    <meta:document-statistic meta:table-count="0" meta:image-count="0" meta:object-count="0" meta:page-count="1" meta:paragraph-count="2" meta:word-count="4" meta:character-count="144" meta:non-whitespace-character-count="142"/>
  </office:meta>
</office:document-meta>
</file>